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3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549cm" fo:min-width="4.3cm" draw:shadow="hidden"/>
    </style:style>
    <style:style style:name="gr3" style:family="graphic" style:parent-style-name="objectwithoutfill">
      <style:graphic-properties draw:stroke="solid" svg:stroke-width="0.159cm" svg:stroke-color="#ff3333" draw:marker-start-width="0.438cm" draw:marker-end="Symmetric_20_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xml:id="id9" draw:id="id9" draw:layer="layout" svg:width="4.8cm" svg:height="1.8cm" svg:x="1.8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8cm" svg:height="1.8cm" svg:x="1.8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8cm" svg:height="1.8cm" svg:x="1.8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8cm" svg:height="1.8cm" svg:x="1.8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8cm" svg:height="1.8cm" svg:x="1.8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8cm" svg:height="1.8cm" svg:x="1.8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cm" svg:height="1.8cm" svg:x="1.8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8cm" svg:height="1.8cm" draw:transform="skewX (-0.0150098315671512) rotate (0.00226892802759263) translate (14.835cm 5.11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8cm" svg:height="1.799cm" draw:transform="skewX (-0.0155334303427495) rotate (0.00226892802759263) translate (14.869cm 8.11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8cm" svg:height="1.799cm" draw:transform="skewX (-0.0150098315671512) rotate (0.00226892802759263) translate (14.8cm 2.11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draw:transform="skewX (-0.0150098315671512) rotate (0.00226892802759263) translate (23.235cm 6.91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1.799cm" draw:transform="skewX (-0.0155334303427495) rotate (0.00226892802759263) translate (23.269cm 9.91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1.799cm" draw:transform="skewX (-0.0150098315671512) rotate (0.00226892802759263) translate (23.2cm 3.91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6cm" svg:y1="3cm" svg:x2="14.815cm" svg:y2="3.01cm" draw:start-shape="id1" draw:start-glue-point="1" draw:end-shape="id2" draw:end-glue-point="3" svg:d="M6600 3000l8215 10" svg:viewBox="0 0 8216 11">
          <text:p/>
        </draw:connector>
        <draw:connector draw:style-name="gr3" draw:text-style-name="P3" draw:layer="layout" draw:type="line" svg:x1="6.6cm" svg:y1="3cm" svg:x2="14.815cm" svg:y2="3.01cm" draw:start-shape="id1" draw:start-glue-point="1" draw:end-shape="id2" draw:end-glue-point="3" svg:d="M6600 3000l8215 10" svg:viewBox="0 0 8216 11">
          <text:p/>
        </draw:connector>
        <draw:connector draw:style-name="gr3" draw:text-style-name="P3" draw:layer="layout" draw:type="line" svg:x1="6.6cm" svg:y1="5cm" svg:x2="14.851cm" svg:y2="6.011cm" draw:start-shape="id3" draw:start-glue-point="1" draw:end-shape="id4" draw:end-glue-point="3" svg:d="M6600 5000l8251 1011" svg:viewBox="0 0 8252 1012">
          <text:p/>
        </draw:connector>
        <draw:connector draw:style-name="gr3" draw:text-style-name="P3" draw:layer="layout" draw:type="line" svg:x1="6.6cm" svg:y1="5cm" svg:x2="14.815cm" svg:y2="3.01cm" draw:start-shape="id3" draw:start-glue-point="1" draw:end-shape="id2" draw:end-glue-point="3" svg:d="M6600 5000l8215-1990" svg:viewBox="0 0 8216 1991">
          <text:p/>
        </draw:connector>
        <draw:connector draw:style-name="gr3" draw:text-style-name="P3" draw:layer="layout" draw:type="line" svg:x1="6.6cm" svg:y1="7cm" svg:x2="14.815cm" svg:y2="3.01cm" draw:start-shape="id5" draw:start-glue-point="1" draw:end-shape="id2" svg:d="M6600 7000l8215-3990" svg:viewBox="0 0 8216 3991">
          <text:p/>
        </draw:connector>
        <draw:connector draw:style-name="gr3" draw:text-style-name="P3" draw:layer="layout" draw:type="line" svg:x1="6.6cm" svg:y1="7cm" svg:x2="14.851cm" svg:y2="6.011cm" draw:start-shape="id5" draw:start-glue-point="1" draw:end-shape="id4" draw:end-glue-point="3" svg:d="M6600 7000l8251-989" svg:viewBox="0 0 8252 990">
          <text:p/>
        </draw:connector>
        <draw:connector draw:style-name="gr3" draw:text-style-name="P3" draw:layer="layout" draw:type="line" svg:x1="6.6cm" svg:y1="9cm" svg:x2="14.815cm" svg:y2="3.01cm" draw:start-shape="id6" draw:start-glue-point="1" draw:end-shape="id2" draw:end-glue-point="3" svg:d="M6600 9000l8215-5990" svg:viewBox="0 0 8216 5991">
          <text:p/>
        </draw:connector>
        <draw:connector draw:style-name="gr3" draw:text-style-name="P3" draw:layer="layout" draw:type="line" svg:x1="6.6cm" svg:y1="9cm" svg:x2="14.851cm" svg:y2="6.011cm" draw:start-shape="id6" draw:start-glue-point="1" draw:end-shape="id4" svg:d="M6600 9000l8251-2989" svg:viewBox="0 0 8252 2990">
          <text:p/>
        </draw:connector>
        <draw:connector draw:style-name="gr3" draw:text-style-name="P3" draw:layer="layout" draw:type="line" svg:x1="6.6cm" svg:y1="9cm" svg:x2="14.885cm" svg:y2="9.01cm" draw:start-shape="id6" draw:start-glue-point="1" draw:end-shape="id7" draw:end-glue-point="3" svg:d="M6600 9000l8285 10" svg:viewBox="0 0 8286 11">
          <text:p/>
        </draw:connector>
        <draw:connector draw:style-name="gr3" draw:text-style-name="P3" draw:layer="layout" draw:type="line" svg:x1="6.6cm" svg:y1="11cm" svg:x2="14.885cm" svg:y2="9.01cm" draw:start-shape="id8" draw:start-glue-point="1" draw:end-shape="id7" draw:end-glue-point="3" svg:d="M6600 11000l8285-1990" svg:viewBox="0 0 8286 1991">
          <text:p/>
        </draw:connector>
        <draw:connector draw:style-name="gr3" draw:text-style-name="P3" draw:layer="layout" draw:type="line" svg:x1="6.6cm" svg:y1="13cm" svg:x2="14.851cm" svg:y2="6.011cm" draw:start-shape="id9" draw:start-glue-point="1" draw:end-shape="id4" draw:end-glue-point="3" svg:d="M6600 13000l8251-6989" svg:viewBox="0 0 8252 6990">
          <text:p/>
        </draw:connector>
        <draw:connector draw:style-name="gr3" draw:text-style-name="P3" draw:layer="layout" draw:type="line" svg:x1="6.6cm" svg:y1="15cm" svg:x2="14.885cm" svg:y2="9.01cm" draw:start-shape="id10" draw:start-glue-point="1" draw:end-shape="id7" draw:end-glue-point="3" svg:d="M6600 15000l8285-5990" svg:viewBox="0 0 8286 5991">
          <text:p/>
        </draw:connector>
      </draw:page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09-02T20:28:36.729000000</dc:date>
    <meta:editing-duration>PT8M18S</meta:editing-duration>
    <meta:editing-cycles>2</meta:editing-cycles>
    <meta:generator>LibreOffice/5.1.5.2$Windows_x86 LibreOffice_project/7a864d8825610a8c07cfc3bc01dd4fce6a9447e5</meta:generator>
    <meta:document-statistic meta:object-count="25"/>
  </office:meta>
</office:document-meta>
</file>